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a9d" officeooo:paragraph-rsid="0018e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hi kaise h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4:11:08.648452734</meta:creation-date>
    <dc:date>2022-10-11T14:11:33.290657321</dc:date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7.3.6.2$Linux_X86_64 LibreOffice_project/30$Build-2</meta:generator>
  </office:meta>
</office:document-meta>
</file>